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2"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7.7549in" fo:margin-left="-0.5215in" table:align="left" style:writing-mode="page"/>
    </style:style>
    <style:style style:name="Таблица1.A" style:family="table-column">
      <style:table-column-properties style:column-width="2.5in"/>
    </style:style>
    <style:style style:name="Таблица1.B" style:family="table-column">
      <style:table-column-properties style:column-width="2.616in"/>
    </style:style>
    <style:style style:name="Таблица1.C" style:family="table-column">
      <style:table-column-properties style:column-width="2.6389in"/>
    </style:style>
    <style:style style:name="Таблица1.A1" style:family="table-cell">
      <style:table-cell-properties fo:padding="0.0382in" fo:border-left="0.05pt solid #000000" fo:border-right="none" fo:border-top="0.05pt solid #000000" fo:border-bottom="0.05pt solid #000000"/>
    </style:style>
    <style:style style:name="Таблица1.C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C2" style:family="table-cell">
      <style:table-cell-properties fo:padding="0.0382in" fo:border-left="0.05pt solid #000000" fo:border-right="0.05pt solid #000000" fo:border-top="none" fo:border-bottom="0.05pt solid #000000"/>
    </style:style>
    <style:style style:name="Таблица1.4" style:family="table-row">
      <style:table-row-properties style:min-row-height="0.5167in"/>
    </style:style>
    <style:style style:name="P1" style:family="paragraph" style:parent-style-name="Text_20_body">
      <style:text-properties fo:language="en" fo:country="US" officeooo:rsid="006ad477" officeooo:paragraph-rsid="006ad477"/>
    </style:style>
    <style:style style:name="P2" style:family="paragraph" style:parent-style-name="Text_20_body">
      <style:text-properties fo:language="en" fo:country="US" officeooo:rsid="006befa3" officeooo:paragraph-rsid="006befa3"/>
    </style:style>
    <style:style style:name="P3" style:family="paragraph" style:parent-style-name="Text_20_body">
      <style:text-properties fo:language="en" fo:country="US" officeooo:rsid="0077658d" officeooo:paragraph-rsid="0077658d"/>
    </style:style>
    <style:style style:name="P4" style:family="paragraph" style:parent-style-name="Text_20_body">
      <style:text-properties fo:language="en" fo:country="US" officeooo:rsid="0078e8ff" officeooo:paragraph-rsid="0078e8ff"/>
    </style:style>
    <style:style style:name="P5" style:family="paragraph" style:parent-style-name="Text_20_body">
      <style:text-properties fo:language="en" fo:country="US" officeooo:rsid="00a0b1c9" officeooo:paragraph-rsid="00a0b1c9"/>
    </style:style>
    <style:style style:name="P6" style:family="paragraph" style:parent-style-name="Text_20_body">
      <style:text-properties fo:language="en" fo:country="US" officeooo:rsid="00abe671" officeooo:paragraph-rsid="00abe671"/>
    </style:style>
    <style:style style:name="P7" style:family="paragraph" style:parent-style-name="Text_20_body">
      <style:text-properties fo:language="en" fo:country="US" officeooo:rsid="00ae8dfc" officeooo:paragraph-rsid="00ae8dfc"/>
    </style:style>
    <style:style style:name="P8" style:family="paragraph" style:parent-style-name="Text_20_body">
      <style:text-properties fo:language="en" fo:country="US" officeooo:rsid="00cd73bb" officeooo:paragraph-rsid="00cd73bb"/>
    </style:style>
    <style:style style:name="P9" style:family="paragraph" style:parent-style-name="Text_20_body">
      <style:text-properties fo:language="en" fo:country="US" officeooo:rsid="00d2ecb7" officeooo:paragraph-rsid="00d2ecb7"/>
    </style:style>
    <style:style style:name="P10" style:family="paragraph" style:parent-style-name="Text_20_body">
      <style:text-properties fo:language="en" fo:country="US" officeooo:rsid="00d6844b" officeooo:paragraph-rsid="00d6844b"/>
    </style:style>
    <style:style style:name="P11" style:family="paragraph" style:parent-style-name="Text_20_body">
      <style:text-properties fo:language="en" fo:country="US" officeooo:rsid="00d8f2e4" officeooo:paragraph-rsid="00d8f2e4"/>
    </style:style>
    <style:style style:name="P12" style:family="paragraph" style:parent-style-name="Text_20_body">
      <style:text-properties fo:language="en" fo:country="US" officeooo:rsid="00dd93dc" officeooo:paragraph-rsid="00dd93dc"/>
    </style:style>
    <style:style style:name="P13" style:family="paragraph" style:parent-style-name="Text_20_body">
      <style:text-properties fo:language="en" fo:country="US" officeooo:rsid="00f14d82" officeooo:paragraph-rsid="00f14d82"/>
    </style:style>
    <style:style style:name="P14" style:family="paragraph" style:parent-style-name="Text_20_body">
      <style:text-properties fo:language="en" fo:country="US" officeooo:rsid="00f3de68" officeooo:paragraph-rsid="00f3de68"/>
    </style:style>
    <style:style style:name="P15" style:family="paragraph" style:parent-style-name="Text_20_body">
      <style:text-properties fo:language="en" fo:country="US" officeooo:rsid="00f42f01" officeooo:paragraph-rsid="00f42f01"/>
    </style:style>
    <style:style style:name="P16" style:family="paragraph" style:parent-style-name="Text_20_body">
      <style:text-properties fo:language="en" fo:country="US" officeooo:rsid="008eb9fb" officeooo:paragraph-rsid="008eb9fb"/>
    </style:style>
    <style:style style:name="P17" style:family="paragraph" style:parent-style-name="Text_20_body">
      <style:text-properties fo:language="en" fo:country="US" officeooo:rsid="00fd74ad" officeooo:paragraph-rsid="00fd74ad"/>
    </style:style>
    <style:style style:name="P18" style:family="paragraph" style:parent-style-name="Text_20_body">
      <style:text-properties fo:language="en" fo:country="US" officeooo:rsid="00e129b0" officeooo:paragraph-rsid="00e129b0"/>
    </style:style>
    <style:style style:name="P19" style:family="paragraph" style:parent-style-name="Text_20_body">
      <style:text-properties fo:language="en" fo:country="US" officeooo:rsid="010b534b" officeooo:paragraph-rsid="010b534b"/>
    </style:style>
    <style:style style:name="P20" style:family="paragraph" style:parent-style-name="Text_20_body">
      <style:text-properties fo:language="en" fo:country="US" officeooo:rsid="010df4cf" officeooo:paragraph-rsid="010df4cf"/>
    </style:style>
    <style:style style:name="P21" style:family="paragraph" style:parent-style-name="Text_20_body">
      <style:text-properties fo:language="en" fo:country="US" officeooo:rsid="01113bbe" officeooo:paragraph-rsid="01113bbe"/>
    </style:style>
    <style:style style:name="P22" style:family="paragraph" style:parent-style-name="Text_20_body">
      <style:text-properties fo:language="en" fo:country="US" officeooo:rsid="010821a0" officeooo:paragraph-rsid="010821a0"/>
    </style:style>
    <style:style style:name="P23" style:family="paragraph" style:parent-style-name="Text_20_body">
      <style:text-properties fo:language="en" fo:country="US" officeooo:rsid="0118a45d" officeooo:paragraph-rsid="0118a45d"/>
    </style:style>
    <style:style style:name="P24" style:family="paragraph" style:parent-style-name="Text_20_body">
      <style:text-properties fo:language="en" fo:country="US" officeooo:rsid="011a9ab4" officeooo:paragraph-rsid="011a9ab4"/>
    </style:style>
    <style:style style:name="P25" style:family="paragraph" style:parent-style-name="Text_20_body">
      <style:text-properties fo:language="en" fo:country="US" fo:font-weight="bold" officeooo:rsid="011a9ab4" officeooo:paragraph-rsid="011a9ab4" style:font-weight-asian="bold" style:font-weight-complex="bold"/>
    </style:style>
    <style:style style:name="P26" style:family="paragraph" style:parent-style-name="Text_20_body">
      <style:text-properties fo:language="en" fo:country="US" fo:font-weight="bold" officeooo:rsid="011b63d7" officeooo:paragraph-rsid="011b63d7" style:font-weight-asian="bold" style:font-weight-complex="bold"/>
    </style:style>
    <style:style style:name="P27" style:family="paragraph" style:parent-style-name="Text_20_body">
      <style:text-properties fo:language="en" fo:country="US" fo:font-weight="bold" officeooo:rsid="01272996" officeooo:paragraph-rsid="01272996" style:font-weight-asian="bold" style:font-weight-complex="bold"/>
    </style:style>
    <style:style style:name="P28" style:family="paragraph" style:parent-style-name="Text_20_body">
      <style:text-properties fo:color="#ff0000" fo:language="en" fo:country="US" officeooo:rsid="0088f22f" officeooo:paragraph-rsid="0088f22f" fo:background-color="transparent"/>
    </style:style>
    <style:style style:name="P29" style:family="paragraph" style:parent-style-name="Text_20_body">
      <style:text-properties fo:color="#ff0000" fo:language="en" fo:country="US" officeooo:rsid="0088f22f" officeooo:paragraph-rsid="00f759a8" fo:background-color="transparent"/>
    </style:style>
    <style:style style:name="P30" style:family="paragraph" style:parent-style-name="Text_20_body">
      <style:text-properties fo:language="en" fo:country="US"/>
    </style:style>
    <style:style style:name="P31" style:family="paragraph" style:parent-style-name="Text_20_body">
      <style:text-properties fo:language="en" fo:country="US" officeooo:rsid="00f14d82" officeooo:paragraph-rsid="00f14d82"/>
    </style:style>
    <style:style style:name="P32" style:family="paragraph" style:parent-style-name="Text_20_body">
      <style:text-properties fo:language="en" fo:country="US" officeooo:rsid="00f2fb2a" officeooo:paragraph-rsid="00f2fb2a"/>
    </style:style>
    <style:style style:name="P33" style:family="paragraph" style:parent-style-name="Text_20_body">
      <style:text-properties fo:language="en" fo:country="US" officeooo:rsid="0098a495" officeooo:paragraph-rsid="0098a495"/>
    </style:style>
    <style:style style:name="P34" style:family="paragraph" style:parent-style-name="Text_20_body">
      <style:text-properties fo:language="en" fo:country="US" officeooo:rsid="009d337d" officeooo:paragraph-rsid="009d337d"/>
    </style:style>
    <style:style style:name="P35" style:family="paragraph" style:parent-style-name="Text_20_body">
      <style:text-properties fo:language="en" fo:country="US" officeooo:paragraph-rsid="00c831f1"/>
    </style:style>
    <style:style style:name="P36" style:family="paragraph" style:parent-style-name="Text_20_body">
      <style:text-properties fo:language="en" fo:country="US" officeooo:rsid="010821a0" officeooo:paragraph-rsid="010821a0"/>
    </style:style>
    <style:style style:name="P37" style:family="paragraph" style:parent-style-name="Text_20_body">
      <style:text-properties fo:language="en" fo:country="US" officeooo:rsid="0116f197" officeooo:paragraph-rsid="0116f197"/>
    </style:style>
    <style:style style:name="P38" style:family="paragraph" style:parent-style-name="Text_20_body">
      <style:text-properties fo:language="en" fo:country="US" fo:font-style="italic" style:text-underline-style="solid" style:text-underline-width="auto" style:text-underline-color="font-color" fo:font-weight="bold" style:font-style-asian="italic" style:font-weight-asian="bold" style:font-style-complex="italic" style:font-weight-complex="bold"/>
    </style:style>
    <style:style style:name="P39" style:family="paragraph" style:parent-style-name="Text_20_body">
      <style:text-properties fo:language="en" fo:country="US" fo:font-style="italic" style:text-underline-style="solid" style:text-underline-width="auto" style:text-underline-color="font-color" fo:font-weight="bold" officeooo:rsid="000a2bee" officeooo:paragraph-rsid="01486770" style:font-style-asian="italic" style:font-weight-asian="bold" style:font-style-complex="italic" style:font-weight-complex="bold"/>
    </style:style>
    <style:style style:name="P40" style:family="paragraph" style:parent-style-name="Text_20_body">
      <style:text-properties fo:language="en" fo:country="US" fo:font-style="italic" style:text-underline-style="solid" style:text-underline-width="auto" style:text-underline-color="font-color" fo:font-weight="bold" officeooo:rsid="000c3f5e" officeooo:paragraph-rsid="014ac7e5" style:font-style-asian="italic" style:font-weight-asian="bold" style:font-style-complex="italic" style:font-weight-complex="bold"/>
    </style:style>
    <style:style style:name="P41" style:family="paragraph" style:parent-style-name="Text_20_body">
      <style:text-properties fo:language="en" fo:country="US" fo:font-style="italic" style:text-underline-style="solid" style:text-underline-width="auto" style:text-underline-color="font-color" fo:font-weight="bold" officeooo:rsid="000f012b" officeooo:paragraph-rsid="014ee26e" style:font-style-asian="italic" style:font-weight-asian="bold" style:font-style-complex="italic" style:font-weight-complex="bold"/>
    </style:style>
    <style:style style:name="P42" style:family="paragraph" style:parent-style-name="Text_20_body">
      <style:text-properties fo:language="en" fo:country="US" fo:font-style="italic" style:text-underline-style="solid" style:text-underline-width="auto" style:text-underline-color="font-color" fo:font-weight="bold" officeooo:rsid="00113161" officeooo:paragraph-rsid="0152e0ba" style:font-style-asian="italic" style:font-weight-asian="bold" style:font-style-complex="italic" style:font-weight-complex="bold"/>
    </style:style>
    <style:style style:name="P43" style:family="paragraph" style:parent-style-name="Text_20_body">
      <style:text-properties fo:language="en" fo:country="US" fo:font-style="italic" style:text-underline-style="solid" style:text-underline-width="auto" style:text-underline-color="font-color" fo:font-weight="bold" officeooo:rsid="001491d9" officeooo:paragraph-rsid="0155e887" style:font-style-asian="italic" style:font-weight-asian="bold" style:font-style-complex="italic" style:font-weight-complex="bold"/>
    </style:style>
    <style:style style:name="P44" style:family="paragraph" style:parent-style-name="Text_20_body">
      <style:text-properties fo:language="en" fo:country="US" fo:font-style="italic" style:text-underline-style="solid" style:text-underline-width="auto" style:text-underline-color="font-color" fo:font-weight="bold" officeooo:rsid="0014f58f" officeooo:paragraph-rsid="015b5922" style:font-style-asian="italic" style:font-weight-asian="bold" style:font-style-complex="italic" style:font-weight-complex="bold"/>
    </style:style>
    <style:style style:name="P45" style:family="paragraph" style:parent-style-name="Text_20_body">
      <style:text-properties fo:language="en" fo:country="US" fo:font-style="italic" style:text-underline-style="solid" style:text-underline-width="auto" style:text-underline-color="font-color" fo:font-weight="bold" officeooo:rsid="0018f0db" officeooo:paragraph-rsid="01606421" style:font-style-asian="italic" style:font-weight-asian="bold" style:font-style-complex="italic" style:font-weight-complex="bold"/>
    </style:style>
    <style:style style:name="P46" style:family="paragraph" style:parent-style-name="Text_20_body">
      <style:text-properties fo:language="en" fo:country="US" fo:font-style="italic" style:text-underline-style="solid" style:text-underline-width="auto" style:text-underline-color="font-color" fo:font-weight="bold" officeooo:rsid="001971aa" officeooo:paragraph-rsid="0164cecd" style:font-style-asian="italic" style:font-weight-asian="bold" style:font-style-complex="italic" style:font-weight-complex="bold"/>
    </style:style>
    <style:style style:name="P47" style:family="paragraph" style:parent-style-name="Text_20_body">
      <style:text-properties fo:language="en" fo:country="US" fo:font-style="italic" style:text-underline-style="solid" style:text-underline-width="auto" style:text-underline-color="font-color" fo:font-weight="bold" officeooo:rsid="001eea9d" officeooo:paragraph-rsid="01677298" style:font-style-asian="italic" style:font-weight-asian="bold" style:font-style-complex="italic" style:font-weight-complex="bold"/>
    </style:style>
    <style:style style:name="P48" style:family="paragraph" style:parent-style-name="Text_20_body">
      <style:text-properties fo:language="en" fo:country="US" fo:font-style="italic" style:text-underline-style="solid" style:text-underline-width="auto" style:text-underline-color="font-color" fo:font-weight="bold" officeooo:rsid="00246867" officeooo:paragraph-rsid="016b01c0" style:font-style-asian="italic" style:font-weight-asian="bold" style:font-style-complex="italic" style:font-weight-complex="bold"/>
    </style:style>
    <style:style style:name="P49" style:family="paragraph" style:parent-style-name="Text_20_body">
      <style:text-properties fo:language="en" fo:country="US" officeooo:rsid="000c3f5e" officeooo:paragraph-rsid="014ac7e5"/>
    </style:style>
    <style:style style:name="P50" style:family="paragraph" style:parent-style-name="Text_20_body" style:list-style-name="L3">
      <style:text-properties fo:language="en" fo:country="US" officeooo:rsid="000c3f5e" officeooo:paragraph-rsid="014ac7e5"/>
    </style:style>
    <style:style style:name="P51" style:family="paragraph" style:parent-style-name="Text_20_body" style:list-style-name="L4">
      <style:text-properties fo:language="en" fo:country="US" officeooo:rsid="000f012b" officeooo:paragraph-rsid="014ee26e"/>
    </style:style>
    <style:style style:name="P52" style:family="paragraph" style:parent-style-name="Text_20_body" style:list-style-name="L5">
      <style:text-properties fo:language="en" fo:country="US" officeooo:rsid="00113161" officeooo:paragraph-rsid="0152e0ba"/>
    </style:style>
    <style:style style:name="P53" style:family="paragraph" style:parent-style-name="Text_20_body">
      <style:text-properties fo:language="en" fo:country="US" officeooo:rsid="00113161" officeooo:paragraph-rsid="0152e0ba"/>
    </style:style>
    <style:style style:name="P54" style:family="paragraph" style:parent-style-name="Text_20_body" style:list-style-name="L6">
      <style:text-properties fo:language="en" fo:country="US" officeooo:rsid="001491d9" officeooo:paragraph-rsid="0155e887"/>
    </style:style>
    <style:style style:name="P55" style:family="paragraph" style:parent-style-name="Text_20_body">
      <style:text-properties fo:language="en" fo:country="US" officeooo:rsid="001491d9" officeooo:paragraph-rsid="0155e887"/>
    </style:style>
    <style:style style:name="P56" style:family="paragraph" style:parent-style-name="Text_20_body" style:list-style-name="L7">
      <style:text-properties fo:language="en" fo:country="US" officeooo:rsid="0014f58f" officeooo:paragraph-rsid="015b5922"/>
    </style:style>
    <style:style style:name="P57" style:family="paragraph" style:parent-style-name="Text_20_body">
      <style:text-properties fo:language="en" fo:country="US" officeooo:rsid="0014f58f" officeooo:paragraph-rsid="015b5922"/>
    </style:style>
    <style:style style:name="P58" style:family="paragraph" style:parent-style-name="Text_20_body" style:list-style-name="L8">
      <style:text-properties fo:language="en" fo:country="US" officeooo:rsid="0018f0db" officeooo:paragraph-rsid="01606421"/>
    </style:style>
    <style:style style:name="P59" style:family="paragraph" style:parent-style-name="Text_20_body">
      <style:text-properties fo:language="en" fo:country="US" officeooo:rsid="0018f0db" officeooo:paragraph-rsid="01606421"/>
    </style:style>
    <style:style style:name="P60" style:family="paragraph" style:parent-style-name="Text_20_body" style:list-style-name="L9">
      <style:text-properties fo:language="en" fo:country="US" officeooo:rsid="001971aa" officeooo:paragraph-rsid="0164cecd"/>
    </style:style>
    <style:style style:name="P61" style:family="paragraph" style:parent-style-name="Text_20_body">
      <style:text-properties fo:language="en" fo:country="US" officeooo:rsid="001971aa" officeooo:paragraph-rsid="0164cecd"/>
    </style:style>
    <style:style style:name="P62" style:family="paragraph" style:parent-style-name="Text_20_body" style:list-style-name="L10">
      <style:text-properties fo:language="en" fo:country="US" officeooo:rsid="001eea9d" officeooo:paragraph-rsid="01677298"/>
    </style:style>
    <style:style style:name="P63" style:family="paragraph" style:parent-style-name="Text_20_body">
      <style:text-properties fo:language="en" fo:country="US" officeooo:rsid="001eea9d" officeooo:paragraph-rsid="01677298"/>
    </style:style>
    <style:style style:name="P64" style:family="paragraph" style:parent-style-name="Text_20_body" style:list-style-name="L11">
      <style:text-properties fo:language="en" fo:country="US" officeooo:rsid="00246867" officeooo:paragraph-rsid="016b01c0"/>
    </style:style>
    <style:style style:name="P65" style:family="paragraph" style:parent-style-name="Text_20_body">
      <style:text-properties fo:language="en" fo:country="US" officeooo:rsid="00246867" officeooo:paragraph-rsid="016b01c0"/>
    </style:style>
    <style:style style:name="P66" style:family="paragraph" style:parent-style-name="Text_20_body" style:list-style-name="L13">
      <style:text-properties fo:language="en" fo:country="US" officeooo:rsid="002a05df" officeooo:paragraph-rsid="01718d42"/>
    </style:style>
    <style:style style:name="P67" style:family="paragraph" style:parent-style-name="Text_20_body" style:list-style-name="L13">
      <style:text-properties fo:language="en" fo:country="US" officeooo:rsid="002a05df" officeooo:paragraph-rsid="01ad86b0"/>
    </style:style>
    <style:style style:name="P68" style:family="paragraph" style:parent-style-name="Text_20_body" style:list-style-name="L14">
      <style:text-properties fo:language="en" fo:country="US" officeooo:rsid="003345b6" officeooo:paragraph-rsid="01870881"/>
    </style:style>
    <style:style style:name="P69" style:family="paragraph" style:parent-style-name="Text_20_body" style:list-style-name="L15">
      <style:text-properties fo:language="en" fo:country="US" officeooo:rsid="003c1b3f" officeooo:paragraph-rsid="01881abe"/>
    </style:style>
    <style:style style:name="P70" style:family="paragraph" style:parent-style-name="Text_20_body">
      <style:text-properties fo:language="en" fo:country="US" officeooo:rsid="003c1b3f" officeooo:paragraph-rsid="01881abe"/>
    </style:style>
    <style:style style:name="P71" style:family="paragraph" style:parent-style-name="Text_20_body" style:list-style-name="L16">
      <style:text-properties fo:language="en" fo:country="US" officeooo:rsid="00464b38" officeooo:paragraph-rsid="018ff1bc"/>
    </style:style>
    <style:style style:name="P72" style:family="paragraph" style:parent-style-name="Text_20_body" style:list-style-name="L1">
      <style:text-properties fo:language="en" fo:country="US"/>
    </style:style>
    <style:style style:name="P73" style:family="paragraph" style:parent-style-name="Text_20_body" style:list-style-name="L2">
      <style:text-properties fo:language="en" fo:country="US"/>
    </style:style>
    <style:style style:name="P74" style:family="paragraph" style:parent-style-name="Text_20_body" style:list-style-name="L12">
      <style:text-properties fo:language="en" fo:country="US" officeooo:rsid="00247ff4" officeooo:paragraph-rsid="016f8a22"/>
    </style:style>
    <style:style style:name="P75" style:family="paragraph" style:parent-style-name="Text_20_body" style:list-style-name="L12">
      <style:text-properties fo:language="en" fo:country="US" officeooo:paragraph-rsid="016f8a22"/>
    </style:style>
    <style:style style:name="P76" style:family="paragraph" style:parent-style-name="Text_20_body" style:list-style-name="L14">
      <style:text-properties fo:language="en" fo:country="US" officeooo:rsid="0034c7b4" officeooo:paragraph-rsid="01870881"/>
    </style:style>
    <style:style style:name="P77" style:family="paragraph" style:parent-style-name="Text_20_body" style:list-style-name="L15">
      <style:text-properties fo:language="en" fo:country="US" officeooo:rsid="003cb7e7" officeooo:paragraph-rsid="01881abe"/>
    </style:style>
    <style:style style:name="P78" style:family="paragraph" style:parent-style-name="Text_20_body">
      <style:text-properties fo:language="en" fo:country="US" officeooo:rsid="004dab6b" officeooo:paragraph-rsid="019bce67"/>
    </style:style>
    <style:style style:name="P79" style:family="paragraph" style:parent-style-name="Text_20_body" style:list-style-name="L17">
      <style:text-properties fo:language="en" fo:country="US" officeooo:rsid="004dab6b" officeooo:paragraph-rsid="019bce67"/>
    </style:style>
    <style:style style:name="P80" style:family="paragraph" style:parent-style-name="Text_20_body">
      <style:text-properties style:font-name="Times New Roman" fo:font-size="12pt" fo:language="en" fo:country="US" fo:font-style="italic" style:text-underline-style="solid" style:text-underline-width="auto" style:text-underline-color="font-color" fo:font-weight="bold" officeooo:rsid="00303fe2" officeooo:paragraph-rsid="017b4b50" style:font-size-asian="10.5pt" style:font-style-asian="italic" style:font-weight-asian="bold" style:font-style-complex="italic" style:font-weight-complex="bold"/>
    </style:style>
    <style:style style:name="P81" style:family="paragraph" style:parent-style-name="Text_20_body">
      <style:text-properties style:font-name="Times New Roman" fo:font-size="12pt" fo:language="en" fo:country="US" fo:font-style="italic" style:text-underline-style="solid" style:text-underline-width="auto" style:text-underline-color="font-color" fo:font-weight="bold" officeooo:rsid="0030577f" officeooo:paragraph-rsid="017b4b50" style:font-size-asian="10.5pt" style:font-style-asian="italic" style:font-weight-asian="bold" style:font-style-complex="italic" style:font-weight-complex="bold"/>
    </style:style>
    <style:style style:name="P82" style:family="paragraph" style:parent-style-name="Text_20_body">
      <style:text-properties style:font-name="Times New Roman" fo:font-size="12pt" fo:language="en" fo:country="US" fo:font-style="italic" fo:font-weight="normal" officeooo:rsid="00303fe2" officeooo:paragraph-rsid="017b4b50" style:font-size-asian="10.5pt" style:font-style-asian="italic" style:font-weight-asian="normal" style:font-style-complex="italic" style:font-weight-complex="normal"/>
    </style:style>
    <style:style style:name="P83" style:family="paragraph" style:parent-style-name="Text_20_body">
      <style:text-properties style:font-name="Times New Roman" fo:font-size="12pt" fo:language="en" fo:country="US" fo:font-style="italic" fo:font-weight="normal" officeooo:rsid="0030577f" officeooo:paragraph-rsid="017b4b50" style:font-size-asian="10.5pt" style:font-style-asian="italic" style:font-weight-asian="normal" style:font-style-complex="italic" style:font-weight-complex="normal"/>
    </style:style>
    <style:style style:name="P84" style:family="paragraph" style:parent-style-name="Text_20_body">
      <style:text-properties style:font-name="Times New Roman" fo:font-size="12pt" fo:language="en" fo:country="US" officeooo:rsid="00303fe2" officeooo:paragraph-rsid="017b4b50" style:font-size-asian="10.5pt"/>
    </style:style>
    <style:style style:name="P85" style:family="paragraph" style:parent-style-name="Text_20_body">
      <style:text-properties style:font-name="Times New Roman" fo:font-size="12pt" fo:language="en" fo:country="US" officeooo:rsid="0030577f" officeooo:paragraph-rsid="017b4b50" style:font-size-asian="10.5pt"/>
    </style:style>
    <style:style style:name="P86" style:family="paragraph" style:parent-style-name="Text_20_body">
      <style:text-properties officeooo:rsid="004ebc1a" officeooo:paragraph-rsid="01b5622c"/>
    </style:style>
    <style:style style:name="P87" style:family="paragraph" style:parent-style-name="Text_20_body" style:list-style-name="L17">
      <style:text-properties officeooo:rsid="004ebc1a" officeooo:paragraph-rsid="01b5622c"/>
    </style:style>
    <style:style style:name="P88" style:family="paragraph" style:parent-style-name="Text_20_body">
      <style:text-properties officeooo:rsid="0058d09c" officeooo:paragraph-rsid="01a57e0b"/>
    </style:style>
    <style:style style:name="P89" style:family="paragraph" style:parent-style-name="Text_20_body">
      <style:text-properties style:text-underline-style="solid" style:text-underline-width="auto" style:text-underline-color="font-color" officeooo:rsid="0058d09c" officeooo:paragraph-rsid="01a57e0b"/>
    </style:style>
    <style:style style:name="P90" style:family="paragraph" style:parent-style-name="Text_20_body">
      <style:text-properties officeooo:rsid="01bffe60" officeooo:paragraph-rsid="01bffe60"/>
    </style:style>
    <style:style style:name="P91" style:family="paragraph" style:parent-style-name="Heading_20_1">
      <style:text-properties fo:language="en" fo:country="US" officeooo:rsid="013dede9" officeooo:paragraph-rsid="013dede9"/>
    </style:style>
    <style:style style:name="P92" style:family="paragraph" style:parent-style-name="Heading_20_1">
      <style:paragraph-properties fo:break-before="page"/>
      <style:text-properties fo:language="en" fo:country="US" officeooo:rsid="00ff9d7c" officeooo:paragraph-rsid="00ff9d7c"/>
    </style:style>
    <style:style style:name="P93" style:family="paragraph" style:parent-style-name="Heading_20_2">
      <style:text-properties fo:language="en" fo:country="US"/>
    </style:style>
    <style:style style:name="P94" style:family="paragraph" style:parent-style-name="Heading_20_2">
      <style:text-properties fo:language="en" fo:country="US" officeooo:rsid="00ed2f72" officeooo:paragraph-rsid="00ed2f72"/>
    </style:style>
    <style:style style:name="P95" style:family="paragraph" style:parent-style-name="Heading_20_2">
      <style:text-properties fo:language="en" fo:country="US" officeooo:rsid="0073a8ed" officeooo:paragraph-rsid="0073a8ed"/>
    </style:style>
    <style:style style:name="P96" style:family="paragraph" style:parent-style-name="Heading_20_2">
      <style:text-properties fo:language="en" fo:country="US" officeooo:rsid="00953cd5" officeooo:paragraph-rsid="00953cd5"/>
    </style:style>
    <style:style style:name="P97" style:family="paragraph" style:parent-style-name="Heading_20_2">
      <style:text-properties fo:language="en" fo:country="US" officeooo:rsid="00c39004" officeooo:paragraph-rsid="00c39004"/>
    </style:style>
    <style:style style:name="P98" style:family="paragraph" style:parent-style-name="Heading_20_2">
      <style:text-properties fo:language="en" fo:country="US" officeooo:rsid="01074d1b" officeooo:paragraph-rsid="01074d1b"/>
    </style:style>
    <style:style style:name="P99" style:family="paragraph" style:parent-style-name="Heading_20_2">
      <style:text-properties fo:language="en" fo:country="US" officeooo:rsid="010df4cf" officeooo:paragraph-rsid="010df4cf"/>
    </style:style>
    <style:style style:name="P100" style:family="paragraph" style:parent-style-name="Heading_20_2">
      <style:text-properties fo:language="en" fo:country="US" officeooo:rsid="00ea93a5" officeooo:paragraph-rsid="00ea93a5"/>
    </style:style>
    <style:style style:name="P101" style:family="paragraph" style:parent-style-name="Heading_20_2">
      <style:text-properties fo:language="en" fo:country="US" officeooo:rsid="01430722" officeooo:paragraph-rsid="01430722"/>
    </style:style>
    <style:style style:name="P102" style:family="paragraph" style:parent-style-name="Heading_20_2">
      <style:text-properties fo:language="en" fo:country="US" officeooo:rsid="01467174" officeooo:paragraph-rsid="01467174"/>
    </style:style>
    <style:style style:name="P103" style:family="paragraph" style:parent-style-name="Heading_20_2">
      <style:text-properties fo:language="en" fo:country="US" officeooo:rsid="014ac7e5" officeooo:paragraph-rsid="014ac7e5"/>
    </style:style>
    <style:style style:name="P104" style:family="paragraph" style:parent-style-name="Heading_20_2">
      <style:text-properties fo:language="en" fo:country="US" officeooo:rsid="0152a2dc" officeooo:paragraph-rsid="0152a2dc"/>
    </style:style>
    <style:style style:name="P105" style:family="paragraph" style:parent-style-name="Heading_20_2">
      <style:text-properties fo:language="en" fo:country="US" officeooo:rsid="015478f0" officeooo:paragraph-rsid="015478f0"/>
    </style:style>
    <style:style style:name="P106" style:family="paragraph" style:parent-style-name="Heading_20_2">
      <style:text-properties fo:language="en" fo:country="US" officeooo:rsid="01598dd2" officeooo:paragraph-rsid="01598dd2"/>
    </style:style>
    <style:style style:name="P107" style:family="paragraph" style:parent-style-name="Heading_20_2">
      <style:text-properties fo:language="en" fo:country="US" officeooo:rsid="015f7bed" officeooo:paragraph-rsid="015f7bed"/>
    </style:style>
    <style:style style:name="P108" style:family="paragraph" style:parent-style-name="Heading_20_2">
      <style:text-properties fo:language="en" fo:country="US" officeooo:rsid="01634725" officeooo:paragraph-rsid="01634725"/>
    </style:style>
    <style:style style:name="P109" style:family="paragraph" style:parent-style-name="Heading_20_2">
      <style:text-properties fo:language="en" fo:country="US" officeooo:rsid="0166b20b" officeooo:paragraph-rsid="0166b20b"/>
    </style:style>
    <style:style style:name="P110" style:family="paragraph" style:parent-style-name="Heading_20_2">
      <style:text-properties fo:language="en" fo:country="US" officeooo:rsid="016a5a73" officeooo:paragraph-rsid="016a5a73"/>
    </style:style>
    <style:style style:name="P111" style:family="paragraph" style:parent-style-name="Heading_20_2">
      <style:text-properties fo:language="en" fo:country="US" officeooo:rsid="016da5d6" officeooo:paragraph-rsid="016da5d6"/>
    </style:style>
    <style:style style:name="P112" style:family="paragraph" style:parent-style-name="Heading_20_2">
      <style:text-properties fo:language="en" fo:country="US" officeooo:rsid="018402c7" officeooo:paragraph-rsid="018402c7"/>
    </style:style>
    <style:style style:name="P113" style:family="paragraph" style:parent-style-name="Heading_20_2">
      <style:text-properties fo:language="en" fo:country="US" officeooo:paragraph-rsid="01850966"/>
    </style:style>
    <style:style style:name="P114" style:family="paragraph" style:parent-style-name="Heading_20_2">
      <style:text-properties fo:language="en" fo:country="US" officeooo:rsid="01850966" officeooo:paragraph-rsid="01850966"/>
    </style:style>
    <style:style style:name="P115" style:family="paragraph" style:parent-style-name="Heading_20_3">
      <style:text-properties fo:language="en" fo:country="US" officeooo:rsid="0170553e" officeooo:paragraph-rsid="0170553e"/>
    </style:style>
    <style:style style:name="P116" style:family="paragraph" style:parent-style-name="Heading_20_3">
      <style:text-properties officeooo:rsid="019e6f31" officeooo:paragraph-rsid="019e6f31"/>
    </style:style>
    <style:style style:name="T1" style:family="text">
      <style:text-properties fo:language="ru" fo:country="RU" officeooo:rsid="005abb2d"/>
    </style:style>
    <style:style style:name="T2" style:family="text">
      <style:text-properties fo:language="ru" fo:country="RU" style:text-underline-style="none" officeooo:rsid="005abb2d"/>
    </style:style>
    <style:style style:name="T3" style:family="text">
      <style:text-properties officeooo:rsid="0069f928"/>
    </style:style>
    <style:style style:name="T4" style:family="text">
      <style:text-properties officeooo:rsid="006c58da"/>
    </style:style>
    <style:style style:name="T5" style:family="text">
      <style:text-properties fo:language="en" fo:country="US"/>
    </style:style>
    <style:style style:name="T6" style:family="text">
      <style:text-properties fo:language="en" fo:country="US" officeooo:rsid="004dab6b"/>
    </style:style>
    <style:style style:name="T7" style:family="text">
      <style:text-properties fo:language="en" fo:country="US" officeooo:rsid="00504a68"/>
    </style:style>
    <style:style style:name="T8" style:family="text">
      <style:text-properties fo:language="en" fo:country="US" officeooo:rsid="004f0e8e"/>
    </style:style>
    <style:style style:name="T9" style:family="text">
      <style:text-properties fo:language="en" fo:country="US" officeooo:rsid="019c65cc"/>
    </style:style>
    <style:style style:name="T10" style:family="text">
      <style:text-properties fo:language="en" fo:country="US" officeooo:rsid="005c306c"/>
    </style:style>
    <style:style style:name="T11" style:family="text">
      <style:text-properties fo:language="en" fo:country="US" officeooo:rsid="01a6e20f"/>
    </style:style>
    <style:style style:name="T12" style:family="text">
      <style:text-properties fo:language="en" fo:country="US" officeooo:rsid="01a8bc2d"/>
    </style:style>
    <style:style style:name="T13" style:family="text">
      <style:text-properties fo:language="en" fo:country="US" officeooo:rsid="01b415a2"/>
    </style:style>
    <style:style style:name="T14" style:family="text">
      <style:text-properties fo:language="en" fo:country="US" style:text-underline-style="none" officeooo:rsid="004dab6b"/>
    </style:style>
    <style:style style:name="T15" style:family="text">
      <style:text-properties fo:language="en" fo:country="US" style:text-underline-style="none" officeooo:rsid="01a8bc2d"/>
    </style:style>
    <style:style style:name="T16" style:family="text">
      <style:text-properties officeooo:rsid="007a363e"/>
    </style:style>
    <style:style style:name="T17" style:family="text">
      <style:text-properties officeooo:rsid="007c71db"/>
    </style:style>
    <style:style style:name="T18" style:family="text">
      <style:text-properties officeooo:rsid="008e64e9"/>
    </style:style>
    <style:style style:name="T19" style:family="text">
      <style:text-properties fo:color="#000000" officeooo:rsid="008f65c8"/>
    </style:style>
    <style:style style:name="T20" style:family="text">
      <style:text-properties fo:color="#000000" officeooo:rsid="00f759a8"/>
    </style:style>
    <style:style style:name="T21" style:family="text">
      <style:text-properties fo:color="#000000" officeooo:rsid="00fca648"/>
    </style:style>
    <style:style style:name="T22" style:family="text">
      <style:text-properties fo:color="#000000" fo:font-weight="bold" officeooo:rsid="00ef0304" style:font-weight-asian="bold" style:font-weight-complex="bold"/>
    </style:style>
    <style:style style:name="T23" style:family="text">
      <style:text-properties fo:color="#000000" fo:font-weight="bold" officeooo:rsid="00f08f0d" style:font-weight-asian="bold" style:font-weight-complex="bold"/>
    </style:style>
    <style:style style:name="T24" style:family="text">
      <style:text-properties fo:color="#000000" fo:font-weight="bold" officeooo:rsid="00fca648" style:font-weight-asian="bold" style:font-weight-complex="bold"/>
    </style:style>
    <style:style style:name="T25" style:family="text">
      <style:text-properties officeooo:rsid="0096b522"/>
    </style:style>
    <style:style style:name="T26" style:family="text">
      <style:text-properties officeooo:rsid="00a72dfe"/>
    </style:style>
    <style:style style:name="T27" style:family="text">
      <style:text-properties fo:font-weight="bold" style:font-weight-asian="bold" style:font-weight-complex="bold"/>
    </style:style>
    <style:style style:name="T28" style:family="text">
      <style:text-properties fo:font-weight="bold" officeooo:rsid="00a72dfe" style:font-weight-asian="bold" style:font-weight-complex="bold"/>
    </style:style>
    <style:style style:name="T29" style:family="text">
      <style:text-properties fo:font-weight="bold" officeooo:rsid="00afc37d" style:font-weight-asian="bold" style:font-weight-complex="bold"/>
    </style:style>
    <style:style style:name="T30" style:family="text">
      <style:text-properties fo:font-weight="bold" officeooo:rsid="00acd166" style:font-weight-asian="bold" style:font-weight-complex="bold"/>
    </style:style>
    <style:style style:name="T31" style:family="text">
      <style:text-properties fo:font-weight="bold" officeooo:rsid="00c001b1" style:font-weight-asian="bold" style:font-weight-complex="bold"/>
    </style:style>
    <style:style style:name="T32" style:family="text">
      <style:text-properties fo:font-weight="bold" officeooo:rsid="00f4d540" style:font-weight-asian="bold" style:font-weight-complex="bold"/>
    </style:style>
    <style:style style:name="T33" style:family="text">
      <style:text-properties fo:font-weight="bold" officeooo:rsid="00c831f1" style:font-weight-asian="bold" style:font-weight-complex="bold"/>
    </style:style>
    <style:style style:name="T34" style:family="text">
      <style:text-properties fo:font-weight="bold" officeooo:rsid="00d115b9" style:font-weight-asian="bold" style:font-weight-complex="bold"/>
    </style:style>
    <style:style style:name="T35" style:family="text">
      <style:text-properties fo:font-weight="bold" officeooo:rsid="0025b727" style:font-weight-asian="bold" style:font-weight-complex="bold"/>
    </style:style>
    <style:style style:name="T36" style:family="text">
      <style:text-properties fo:font-weight="bold" officeooo:rsid="0027a55c" style:font-weight-asian="bold" style:font-weight-complex="bold"/>
    </style:style>
    <style:style style:name="T37" style:family="text">
      <style:text-properties fo:font-weight="bold" officeooo:rsid="0027f61f" style:font-weight-asian="bold" style:font-weight-complex="bold"/>
    </style:style>
    <style:style style:name="T38" style:family="text">
      <style:text-properties officeooo:rsid="00acd166"/>
    </style:style>
    <style:style style:name="T39" style:family="text">
      <style:text-properties officeooo:rsid="00afc37d"/>
    </style:style>
    <style:style style:name="T40" style:family="text">
      <style:text-properties fo:font-weight="normal" style:font-weight-asian="normal" style:font-weight-complex="normal"/>
    </style:style>
    <style:style style:name="T41" style:family="text">
      <style:text-properties fo:font-weight="normal" officeooo:rsid="00a72dfe" style:font-weight-asian="normal" style:font-weight-complex="normal"/>
    </style:style>
    <style:style style:name="T42" style:family="text">
      <style:text-properties fo:font-weight="normal" officeooo:rsid="011741db" style:font-weight-asian="normal" style:font-weight-complex="normal"/>
    </style:style>
    <style:style style:name="T43" style:family="text">
      <style:text-properties officeooo:rsid="00b9729d"/>
    </style:style>
    <style:style style:name="T44" style:family="text">
      <style:text-properties officeooo:rsid="00c4f614"/>
    </style:style>
    <style:style style:name="T45" style:family="text">
      <style:text-properties officeooo:rsid="00d115b9"/>
    </style:style>
    <style:style style:name="T46" style:family="text">
      <style:text-properties officeooo:rsid="00ec4f9e"/>
    </style:style>
    <style:style style:name="T47" style:family="text">
      <style:text-properties officeooo:rsid="00ecae05"/>
    </style:style>
    <style:style style:name="T48" style:family="text">
      <style:text-properties officeooo:rsid="00f4d540"/>
    </style:style>
    <style:style style:name="T49" style:family="text">
      <style:text-properties officeooo:rsid="00fc3f8f"/>
    </style:style>
    <style:style style:name="T50" style:family="text">
      <style:text-properties officeooo:rsid="01005885"/>
    </style:style>
    <style:style style:name="T51" style:family="text">
      <style:text-properties officeooo:rsid="0108432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font-weight="normal" style:font-weight-asian="normal" style:font-weight-complex="normal"/>
    </style:style>
    <style:style style:name="T56" style:family="text">
      <style:text-properties style:text-underline-style="solid" style:text-underline-width="auto" style:text-underline-color="font-color" officeooo:rsid="003345b6"/>
    </style:style>
    <style:style style:name="T57" style:family="text">
      <style:text-properties style:text-underline-style="solid" style:text-underline-width="auto" style:text-underline-color="font-color" officeooo:rsid="0035e7dd"/>
    </style:style>
    <style:style style:name="T58" style:family="text">
      <style:text-properties style:text-underline-style="solid" style:text-underline-width="auto" style:text-underline-color="font-color" officeooo:rsid="0035f1a1"/>
    </style:style>
    <style:style style:name="T59" style:family="text">
      <style:text-properties officeooo:rsid="0128d256"/>
    </style:style>
    <style:style style:name="T60" style:family="text">
      <style:text-properties officeooo:rsid="00ed2f72"/>
    </style:style>
    <style:style style:name="T61" style:family="text">
      <style:text-properties officeooo:rsid="007423f5"/>
    </style:style>
    <style:style style:name="T62" style:family="text">
      <style:text-properties officeooo:rsid="00862249"/>
    </style:style>
    <style:style style:name="T63" style:family="text">
      <style:text-properties officeooo:rsid="00953cd5"/>
    </style:style>
    <style:style style:name="T64" style:family="text">
      <style:text-properties officeooo:rsid="00c831f1"/>
    </style:style>
    <style:style style:name="T65" style:family="text">
      <style:text-properties officeooo:rsid="010871d1"/>
    </style:style>
    <style:style style:name="T66" style:family="text">
      <style:text-properties officeooo:rsid="010cc7ad"/>
    </style:style>
    <style:style style:name="T67" style:family="text">
      <style:text-properties officeooo:rsid="01105e78"/>
    </style:style>
    <style:style style:name="T68" style:family="text">
      <style:text-properties officeooo:rsid="014dcc14"/>
    </style:style>
    <style:style style:name="T69" style:family="text">
      <style:text-properties officeooo:rsid="01729391"/>
    </style:style>
    <style:style style:name="T70" style:family="text">
      <style:text-properties officeooo:rsid="0177ce52"/>
    </style:style>
    <style:style style:name="T71" style:family="text">
      <style:text-properties officeooo:rsid="01858793"/>
    </style:style>
    <style:style style:name="T72" style:family="text">
      <style:text-properties officeooo:rsid="000a2bee"/>
    </style:style>
    <style:style style:name="T73" style:family="text">
      <style:text-properties officeooo:rsid="0025b727"/>
    </style:style>
    <style:style style:name="T74" style:family="text">
      <style:text-properties officeooo:rsid="0027a55c"/>
    </style:style>
    <style:style style:name="T75" style:family="text">
      <style:text-properties officeooo:rsid="0027f61f"/>
    </style:style>
    <style:style style:name="T76" style:family="text">
      <style:text-properties officeooo:rsid="003345b6"/>
    </style:style>
    <style:style style:name="T77" style:family="text">
      <style:text-properties officeooo:rsid="003c1b3f"/>
    </style:style>
    <style:style style:name="T78" style:family="text">
      <style:text-properties officeooo:rsid="004b1fb9"/>
    </style:style>
    <style:style style:name="T79" style:family="text">
      <style:text-properties officeooo:rsid="0048bd09"/>
    </style:style>
    <style:style style:name="T80" style:family="text">
      <style:text-properties officeooo:rsid="004a1943"/>
    </style:style>
    <style:style style:name="T81" style:family="text">
      <style:text-properties officeooo:rsid="019e2649"/>
    </style:style>
    <style:style style:name="T82" style:family="text">
      <style:text-properties officeooo:rsid="004dab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Active Voice</text:h>
      <text:h text:style-name="P101" text:outline-level="2">Present Simple</text:h>
      <text:p text:style-name="P38">V1 / V1 + s</text:p>
      <text:p text:style-name="P30">Present Simple is used to denote:</text:p>
      <text:list xml:id="list6397855083768033242" text:style-name="L1">
        <text:list-item>
          <text:p text:style-name="P72"><text:span text:style-name="T54">Simple present facts and general statements</text:span>:</text:p>
          <text:p text:style-name="P72">E.g.<text:tab/>He lives in London. She is a second-year student.</text:p>
        </text:list-item>
        <text:list-item>
          <text:p text:style-name="P72"><text:span text:style-name="T54">Universal (timeless) truths</text:span>:</text:p>
          <text:p text:style-name="P72">E.g.<text:tab/>Water boils at 100C. The sun rises in the east.</text:p>
        </text:list-item>
        <text:list-item>
          <text:p text:style-name="P72"><text:span text:style-name="T54">Repeated present actions</text:span>:</text:p>
          <text:p text:style-name="P72">E.g.<text:tab/>She always has coffee with her breakfast.</text:p>
          <text:p text:style-name="P72">E.g.<text:tab/>It usually takes him 10 minutes to get to the university.</text:p>
        </text:list-item>
        <text:list-item>
          <text:p text:style-name="P72"><text:span text:style-name="T54">Actions that happen according to a certain timetable</text:span>:</text:p>
          <text:p text:style-name="P72">E.g.<text:tab/>The museum opens at 9 a<text:span text:style-name="T72">.</text:span>m. and closes at 5 p<text:span text:style-name="T72">.</text:span>m.</text:p>
        </text:list-item>
        <text:list-item>
          <text:p text:style-name="P72"><text:span text:style-name="T54">Future actions in clauses of time and condition (if, as soon as, less, unless, till, until, when, after)</text:span>:</text:p>
          <text:p text:style-name="P72">E.g.<text:tab/>If the weather is fine, we will go swimming.</text:p>
          <text:p text:style-name="P72">E.g.<text:tab/>As soon as she comes, I will ask her to give you a ring.</text:p>
        </text:list-item>
      </text:list>
      <text:h text:style-name="P102" text:outline-level="2">Present Continuous</text:h>
      <text:p text:style-name="P39">to be (am, is, are) + V1 + ing</text:p>
      <text:p text:style-name="P30">Present Continuous is used to denote:</text:p>
      <text:list xml:id="list7696925242629076012" text:style-name="L2">
        <text:list-item>
          <text:p text:style-name="P73"><text:span text:style-name="T54">Actions in progress at the present time (at the moment of speaking) or in the present period of time</text:span>:</text:p>
          <text:p text:style-name="P73">E.g.<text:tab/>They are watching a film now.</text:p>
          <text:p text:style-name="P73">E.g.<text:tab/>Is it raining now?</text:p>
          <text:p text:style-name="P73">E.g.<text:tab/>I'm reading a very interesting book at present (not now, but in the present period of my life).</text:p>
        </text:list-item>
        <text:list-item>
          <text:p text:style-name="P73"><text:span text:style-name="T54">Personal plans for the near future (the action is arranged)</text:span>:</text:p>
          <text:p text:style-name="P73">E.g.<text:tab/>I'm leaving for New-York tomorrow morning.</text:p>
          <text:p text:style-name="P73">E.g.<text:tab/>I'm seeing my friends tonight.</text:p>
        </text:list-item>
        <text:list-item>
          <text:p text:style-name="P73"><text:span text:style-name="T54">Changing processes</text:span>:</text:p>
          <text:p text:style-name="P73">E.g.<text:tab/>It is getting dark. I have to go now.</text:p>
          <text:p text:style-name="P73">E.g.<text:tab/>Your English is improving.</text:p>
        </text:list-item>
        <text:list-item>
          <text:p text:style-name="P73"><text:span text:style-name="T54">Annoyance and exaggeration with such adverbs as "always, constantly, forever" (Эмоции)</text:span>:</text:p>
          <text:p text:style-name="P73">E.g.<text:tab/>She is always grumbling!</text:p>
          <text:p text:style-name="P73">E.g.<text:tab/>He is forever making a mess in his room!</text:p>
        </text:list-item>
        <text:list-item>
          <text:p text:style-name="P73"><text:soft-page-break/><text:span text:style-name="T54">Temporary, in-progress behavior in the construction (Несвойственное поведение)</text:span>:</text:p>
          <text:p text:style-name="P73">"be + an adjective" (bad, cruel, (un)fair, foolish, (il)logical, funny, generous, (im)polite, lazy, (un)kind, noisy, rude, serious, silly, (un)pleasant):</text:p>
          <text:p text:style-name="P73">E.g.<text:tab/>Why are you being so illogical about this matter?</text:p>
          <text:p text:style-name="P73">E.g.<text:tab/>That's a bit strange! Steve is being so polite today.</text:p>
        </text:list-item>
      </text:list>
      <text:h text:style-name="P103" text:outline-level="2">Past Simple</text:h>
      <text:p text:style-name="P40">V2 / V1 + ed</text:p>
      <text:p text:style-name="P49">Past Simple is used to denote:</text:p>
      <text:list xml:id="list4083152126016874643" text:style-name="L3">
        <text:list-item>
          <text:p text:style-name="P50"><text:span text:style-name="T54">An action (an activity) or situation that began and ended at a particular time in the past</text:span>:</text:p>
          <text:p text:style-name="P50">E.g.<text:tab/>They arrived in London last Friday.</text:p>
          <text:p text:style-name="P50">E.g.<text:tab/>She bought a very nice dress yesterday.</text:p>
          <text:p text:style-name="P50">E.g.<text:tab/>He phoned you 2 hours ago.</text:p>
        </text:list-item>
        <text:list-item>
          <text:p text:style-name="P50"><text:span text:style-name="T54">A succession of actions (activities) that began and ended at a particular time the past</text:span>:</text:p>
          <text:p text:style-name="P50">E.g.<text:tab/>She returned home, had dinner, and went straight to bed.</text:p>
          <text:p text:style-name="P50">E.g.<text:tab/>The lecturer entered the classroom, greeted the students, and asked them to take their seats.</text:p>
        </text:list-item>
      </text:list>
      <text:h text:style-name="P93" text:outline-level="2">Past Con<text:span text:style-name="T68">tinuous</text:span></text:h>
      <text:p text:style-name="P41">to be (was, were) + V1 + ing</text:p>
      <text:list xml:id="list5661847139762868783" text:style-name="L4">
        <text:list-item>
          <text:p text:style-name="P51"><text:span text:style-name="T54">An action (two or more simultaneous actions) that was in progress at a particular time or period of time in the past</text:span>:</text:p>
          <text:p text:style-name="P51">E.g.<text:tab/>While Ann was doing her homework, her parents were watching TV.</text:p>
          <text:p text:style-name="P51">E.g.<text:tab/>I was listening to music at 5 p.m. yesterday.</text:p>
          <text:p text:style-name="P51">E.g.<text:tab/>The children were sleeping when we arrived.</text:p>
          <text:p text:style-name="P51">E.g.<text:tab/>What were you doing this time yesterday? I was raining all day long yesterday.</text:p>
        </text:list-item>
      </text:list>
      <text:h text:style-name="P104" text:outline-level="2">Present Perfect</text:h>
      <text:p text:style-name="P42">have, has + V3 / V1 + ed</text:p>
      <text:p text:style-name="P53">Present Perfect is used to denote:</text:p>
      <text:list xml:id="list3478021521309168947" text:style-name="L5">
        <text:list-item>
          <text:p text:style-name="P52"><text:span text:style-name="T55">A completed actions that has a connections with the present time</text:span>:</text:p>
          <text:p text:style-name="P52">E.g.<text:tab/>I have lost my key, so I can't get into the house.</text:p>
          <text:p text:style-name="P52">E.g.<text:tab/>I have just had lunch, so I am not hungry.</text:p>
          <text:p text:style-name="P52">E.g.<text:tab/>We have been friends since our childhood.</text:p>
          <text:p text:style-name="P52">E.g.<text:tab/>They have known each other for a long time.</text:p>
        </text:list-item>
        <text:list-item>
          <text:p text:style-name="P52"><text:span text:style-name="T54">Events that have or haven't place before now</text:span>:</text:p>
          <text:p text:style-name="P52">E.g.<text:tab/>Have you ever been to Paris?</text:p>
          <text:p text:style-name="P52">E.g.<text:tab/>I haven't seen him before.</text:p>
          <text:p text:style-name="P52"><text:soft-page-break/>E.g.<text:tab/>He has never traveled by plane.</text:p>
        </text:list-item>
      </text:list>
      <text:h text:style-name="P105" text:outline-level="2">Present Perfect Continuous</text:h>
      <text:p text:style-name="P43">have, has + been + V1 + ing</text:p>
      <text:p text:style-name="P55">Present Perfect Continuous is used to denote:</text:p>
      <text:list xml:id="list126861722430352350" text:style-name="L6">
        <text:list-item>
          <text:p text:style-name="P54"><text:span text:style-name="T54">An action (or an activity) that began in the past and is still going on (INCLUSIVE) or has just stopped (EXCLUSIVE)</text:span>:</text:p>
          <text:p text:style-name="P54">E.g.<text:tab/>I have been doing my home task since morning, so now I'm getting tired.</text:p>
          <text:p text:style-name="P54">E.g.<text:tab/>Your eyes are red. Have you been crying?</text:p>
          <text:p text:style-name="P54">E.g.<text:tab/>He has been learning Chinese since September.</text:p>
        </text:list-item>
      </text:list>
      <text:h text:style-name="P106" text:outline-level="2">Past Perfect</text:h>
      <text:p text:style-name="P44">had + V3 / V1 + ed</text:p>
      <text:p text:style-name="P57">Past Perfect is used to denote:</text:p>
      <text:list xml:id="list2351999740953596537" text:style-name="L7">
        <text:list-item>
          <text:p text:style-name="P56"><text:span text:style-name="T54">An action that was finished before another action or period of time in the past</text:span>:</text:p>
          <text:p text:style-name="P56">E.g.<text:tab/>Amy had already left for work when Bill came home.</text:p>
          <text:p text:style-name="P56">E.g.<text:tab/>By the time they had their first baby, they had been married for five years.</text:p>
          <text:p text:style-name="P56">E.g.<text:tab/>I had finished the task by the time the teacher asked us to hand in our papers.</text:p>
        </text:list-item>
      </text:list>
      <text:h text:style-name="P107" text:outline-level="2">Past Perfect Continuous</text:h>
      <text:p text:style-name="P45">had + been + V1 + ing</text:p>
      <text:p text:style-name="P59">Past Perfect Continuous is used to denote:</text:p>
      <text:list xml:id="list6146320789578242231" text:style-name="L8">
        <text:list-item>
          <text:p text:style-name="P58"><text:span text:style-name="T54">An action (or an activity) that started in the past and was in progress before another activity or period of time in the past</text:span>:</text:p>
          <text:p text:style-name="P58">E.g.<text:tab/>Tom had been writing his yearly essay for three hours when his friends called on him.</text:p>
          <text:p text:style-name="P58">E.g.<text:tab/>Mrs Black had been working in the garden for two hours when it started to rain.</text:p>
        </text:list-item>
      </text:list>
      <text:h text:style-name="P108" text:outline-level="2">Future Continuous</text:h>
      <text:p text:style-name="P46">will + be + V1 + ing</text:p>
      <text:p text:style-name="P61">Future Continuous is used to denote:</text:p>
      <text:list xml:id="list3241261973276626447" text:style-name="L9">
        <text:list-item>
          <text:p text:style-name="P60"><text:span text:style-name="T54">An action that will be in progress at a certain period of time in the future</text:span>:</text:p>
          <text:p text:style-name="P60">E.g.<text:tab/>This time tomorrow I will be having a good time at the seaside.</text:p>
          <text:p text:style-name="P60">E.g.<text:tab/>What will you be doing at 5 p.m. tomorrow?</text:p>
        </text:list-item>
      </text:list>
      <text:h text:style-name="P109" text:outline-level="2">Future Perfect</text:h>
      <text:p text:style-name="P47">will + have + V3 / V1 + ed</text:p>
      <text:p text:style-name="P63">Future Perfect is used to denote:</text:p>
      <text:list xml:id="list283575040389066577" text:style-name="L10">
        <text:list-item>
          <text:p text:style-name="P62"><text:span text:style-name="T54">An action that will be finished before another time or action in the future</text:span>:</text:p>
          <text:p text:style-name="P62">E.g. They will have built the house by the end of this year.</text:p>
          <text:p text:style-name="P62"><text:soft-page-break/>E.g.<text:tab/>By the time my friends call on me, I will have done my home task and cleaned my room.</text:p>
        </text:list-item>
      </text:list>
      <text:h text:style-name="P110" text:outline-level="2">Future Perfect Continuous</text:h>
      <text:p text:style-name="P48">will + have + been + V1 + ing</text:p>
      <text:p text:style-name="P65">Future Perfect Continuous is used to denote:</text:p>
      <text:list xml:id="list8151287371335406347" text:style-name="L11">
        <text:list-item>
          <text:p text:style-name="P64"><text:span text:style-name="T54">An action that will be in progress before another time or action in the future</text:span>:</text:p>
          <text:p text:style-name="P64">E.g.<text:tab/>By the end of next year they will have been living in this flat for 7 years.</text:p>
          <text:p text:style-name="P64">E.g.<text:tab/>By 2014 he will have been driving for twenty years.</text:p>
        </text:list-item>
      </text:list>
      <text:h text:style-name="P111" text:outline-level="2">All Times (Examples)</text:h>
      <text:list xml:id="list7985260747983269506" text:style-name="L12">
        <text:list-item>
          <text:p text:style-name="P74">We will be watching a movie in the cinema in 5 o'clock tomorrow. <text:span text:style-name="T27">Future Continuous</text:span></text:p>
        </text:list-item>
        <text:list-item>
          <text:p text:style-name="P74">She has coffee two times a day. <text:span text:style-name="T27">Present Simple</text:span></text:p>
        </text:list-item>
        <text:list-item>
          <text:p text:style-name="P74">They will go to the countryside tomorrow. <text:span text:style-name="T27">Future Simple</text:span></text:p>
        </text:list-item>
        <text:list-item>
          <text:p text:style-name="P74">They are <text:span text:style-name="T73">meeting</text:span> with their <text:span text:style-name="T73">foreign</text:span> friends now. <text:span text:style-name="T27">Present </text:span><text:span text:style-name="T35">Continuous</text:span></text:p>
        </text:list-item>
        <text:list-item>
          <text:p text:style-name="P74">He met his old friend yesterday. <text:span text:style-name="T27">Past Simple</text:span></text:p>
        </text:list-item>
        <text:list-item>
          <text:p text:style-name="P74">They were<text:span text:style-name="T73"> skiting</text:span> from 3 o'clock to 5 o'clock. <text:span text:style-name="T27">Past </text:span><text:span text:style-name="T35">Continuous</text:span></text:p>
        </text:list-item>
        <text:list-item>
          <text:p text:style-name="P74">We have already discussed this question, lets go on to the next one. <text:span text:style-name="T27">Present Perfect</text:span></text:p>
        </text:list-item>
        <text:list-item>
          <text:p text:style-name="P74">I have been reading this book for 3 days. <text:span text:style-name="T27">Present Perfect Continuous Inclusive</text:span></text:p>
        </text:list-item>
        <text:list-item>
          <text:p text:style-name="P74">They had come back by 6 p.m. yesterday.<text:span text:style-name="T27"> Past Perfect</text:span></text:p>
        </text:list-item>
        <text:list-item>
          <text:p text:style-name="P75">They will have finished building new house by the end of this year. <text:span text:style-name="T27">Future Perfect</text:span></text:p>
        </text:list-item>
        <text:list-item>
          <text:p text:style-name="P74">He <text:span text:style-name="T74">had</text:span> been translating an article for 2 hours when his friends invited him to walk. <text:span text:style-name="T36">Past Perfect Continuous</text:span></text:p>
        </text:list-item>
        <text:list-item>
          <text:p text:style-name="P74">He will have been leaving for 3 months by the time they d<text:span text:style-name="T75">e</text:span>cide to make the house warming party. <text:span text:style-name="T37">Future Perfect Continuous</text:span></text:p>
        </text:list-item>
      </text:list>
      <text:h text:style-name="P115" text:outline-level="3">Some more examples</text:h>
      <text:list xml:id="list7628212143335185652" text:style-name="L13">
        <text:list-item>
          <text:p text:style-name="P66">Is snows often in Russia in winter.</text:p>
        </text:list-item>
        <text:list-item>
          <text:p text:style-name="P66">Look! It is snowing!</text:p>
        </text:list-item>
        <text:list-item>
          <text:p text:style-name="P66">It snowed yesterday.</text:p>
        </text:list-item>
        <text:list-item>
          <text:p text:style-name="P66">It was snowing all day yesterday.</text:p>
        </text:list-item>
        <text:list-item>
          <text:p text:style-name="P66">It has snowed every day this week.</text:p>
        </text:list-item>
        <text:list-item>
          <text:p text:style-name="P66">It has been snowing since early morning.</text:p>
        </text:list-item>
        <text:list-item>
          <text:p text:style-name="P66">It will snow tomorrow.</text:p>
        </text:list-item>
        <text:list-item>
          <text:p text:style-name="P66">It will be snowing from 10 to 12 according to the we<text:span text:style-name="T69">a</text:span>ther forecast.</text:p>
        </text:list-item>
        <text:list-item>
          <text:p text:style-name="P66">Snow will have stopped by the end of tomorrow<text:tab/></text:p>
        </text:list-item>
        <text:list-item>
          <text:p text:style-name="P66">Snow had stopped when we came back home.</text:p>
        </text:list-item>
        <text:list-item>
          <text:p text:style-name="P66">It had been snowing for several hours when we decided to go skying.</text:p>
        </text:list-item>
        <text:list-item>
          <text:p text:style-name="P67"><text:soft-page-break/>It will have been snowing for several days when competitions start.</text:p>
        </text:list-item>
      </text:list>
      <text:h text:style-name="Heading_20_1" text:outline-level="1">Passive Voice</text:h>
      <text:h text:style-name="P112" text:outline-level="2"><text:span text:style-name="T71">The </text:span>Passive Voice Table</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82">Present Simple Passive Voice</text:p>
          </table:table-cell>
          <table:table-cell table:style-name="Таблица1.A1" office:value-type="string">
            <text:p text:style-name="P80">to be (am, is, are) + V3/V1 + ed</text:p>
          </table:table-cell>
          <table:table-cell table:style-name="Таблица1.C1" office:value-type="string">
            <text:p text:style-name="P84">Houses 'are built' every year.</text:p>
          </table:table-cell>
        </table:table-row>
        <table:table-row>
          <table:table-cell table:style-name="Таблица1.A2" office:value-type="string">
            <text:p text:style-name="P82">Present Continuous Passive Voice</text:p>
          </table:table-cell>
          <table:table-cell table:style-name="Таблица1.A2" office:value-type="string">
            <text:p text:style-name="P80">to be (am, is, are) + being + V3/V1 + ed</text:p>
          </table:table-cell>
          <table:table-cell table:style-name="Таблица1.C2" office:value-type="string">
            <text:p text:style-name="P84">Two houses in this street 'are being built' now.</text:p>
          </table:table-cell>
        </table:table-row>
        <table:table-row>
          <table:table-cell table:style-name="Таблица1.A2" office:value-type="string">
            <text:p text:style-name="P83">Present Perfect Passive Voice</text:p>
          </table:table-cell>
          <table:table-cell table:style-name="Таблица1.A2" office:value-type="string">
            <text:p text:style-name="P81">have/has + been + V3/V1 + ed</text:p>
          </table:table-cell>
          <table:table-cell table:style-name="Таблица1.C2" office:value-type="string">
            <text:p text:style-name="P85">Sever new houses 'have been built' this year.</text:p>
          </table:table-cell>
        </table:table-row>
        <table:table-row table:style-name="Таблица1.4">
          <table:table-cell table:style-name="Таблица1.A2" office:value-type="string">
            <text:p text:style-name="P83">Present Perfect Continuous Passive Voice</text:p>
          </table:table-cell>
          <table:table-cell table:style-name="Таблица1.A2" office:value-type="string">
            <text:p text:style-name="P81">THIS FORM DOES NOT EXIST</text:p>
          </table:table-cell>
          <table:table-cell table:style-name="Таблица1.C2" office:value-type="string">
            <text:p text:style-name="P85"/>
          </table:table-cell>
        </table:table-row>
        <table:table-row>
          <table:table-cell table:style-name="Таблица1.A2" office:value-type="string">
            <text:p text:style-name="P83">Past Simple Passive Voice</text:p>
          </table:table-cell>
          <table:table-cell table:style-name="Таблица1.A2" office:value-type="string">
            <text:p text:style-name="P81"><text:s/>was/were + V3/V1 + ed</text:p>
          </table:table-cell>
          <table:table-cell table:style-name="Таблица1.C2" office:value-type="string">
            <text:p text:style-name="P85">Several new houses 'were built' last year.</text:p>
          </table:table-cell>
        </table:table-row>
        <table:table-row>
          <table:table-cell table:style-name="Таблица1.A2" office:value-type="string">
            <text:p text:style-name="P83">Past Continuous Passive Voice</text:p>
          </table:table-cell>
          <table:table-cell table:style-name="Таблица1.A2" office:value-type="string">
            <text:p text:style-name="P81">was/were + being + V3/V1 + ed</text:p>
          </table:table-cell>
          <table:table-cell table:style-name="Таблица1.C2" office:value-type="string">
            <text:p text:style-name="P85">Several new houses 'were being built' when we arrived in this city.</text:p>
          </table:table-cell>
        </table:table-row>
        <table:table-row>
          <table:table-cell table:style-name="Таблица1.A2" office:value-type="string">
            <text:p text:style-name="P83">Past Perfect Passive Voice</text:p>
          </table:table-cell>
          <table:table-cell table:style-name="Таблица1.A2" office:value-type="string">
            <text:p text:style-name="P81">had + been + V3/V1 + ed</text:p>
          </table:table-cell>
          <table:table-cell table:style-name="Таблица1.C2" office:value-type="string">
            <text:p text:style-name="P85">Some new houses 'had already been built' by the time we arrived in this city.</text:p>
          </table:table-cell>
        </table:table-row>
        <table:table-row>
          <table:table-cell table:style-name="Таблица1.A2" office:value-type="string">
            <text:p text:style-name="P83">Past Perfect Continuous Passive Voice</text:p>
          </table:table-cell>
          <table:table-cell table:style-name="Таблица1.A2" office:value-type="string">
            <text:p text:style-name="P81">THIS FORM DOES NOT EXIST</text:p>
          </table:table-cell>
          <table:table-cell table:style-name="Таблица1.C2" office:value-type="string">
            <text:p text:style-name="P85"/>
          </table:table-cell>
        </table:table-row>
        <table:table-row>
          <table:table-cell table:style-name="Таблица1.A2" office:value-type="string">
            <text:p text:style-name="P83">Future Simple Passive Voice</text:p>
          </table:table-cell>
          <table:table-cell table:style-name="Таблица1.A2" office:value-type="string">
            <text:p text:style-name="P81">will + be + V3/V1 + ed</text:p>
          </table:table-cell>
          <table:table-cell table:style-name="Таблица1.C2" office:value-type="string">
            <text:p text:style-name="P85">Some new houses 'will be built' next year.</text:p>
          </table:table-cell>
        </table:table-row>
        <table:table-row>
          <table:table-cell table:style-name="Таблица1.A2" office:value-type="string">
            <text:p text:style-name="P83">Future Continuous Passive Voice</text:p>
          </table:table-cell>
          <table:table-cell table:style-name="Таблица1.A2" office:value-type="string">
            <text:p text:style-name="P81">THIS FORM DOES NOT EXIST</text:p>
          </table:table-cell>
          <table:table-cell table:style-name="Таблица1.C2" office:value-type="string">
            <text:p text:style-name="P85"/>
          </table:table-cell>
        </table:table-row>
        <table:table-row>
          <table:table-cell table:style-name="Таблица1.A2" office:value-type="string">
            <text:p text:style-name="P83">Future Perfect Passive Voice</text:p>
          </table:table-cell>
          <table:table-cell table:style-name="Таблица1.A2" office:value-type="string">
            <text:p text:style-name="P81">will + have + been + V3/V1 + ed</text:p>
          </table:table-cell>
          <table:table-cell table:style-name="Таблица1.C2" office:value-type="string">
            <text:p text:style-name="P85">Some new houses 'will have been built' by the end of this year.</text:p>
          </table:table-cell>
        </table:table-row>
        <table:table-row>
          <table:table-cell table:style-name="Таблица1.A2" office:value-type="string">
            <text:p text:style-name="P83">Future Perfect Continuous Voice</text:p>
          </table:table-cell>
          <table:table-cell table:style-name="Таблица1.A2" office:value-type="string">
            <text:p text:style-name="P81">THIS FORM DOES NOT EXIST</text:p>
          </table:table-cell>
          <table:table-cell table:style-name="Таблица1.C2" office:value-type="string">
            <text:p text:style-name="P85"/>
          </table:table-cell>
        </table:table-row>
      </table:table>
      <text:h text:style-name="P113" text:outline-level="2"/>
      <text:h text:style-name="P114" text:outline-level="2">The Passive Voice Usages</text:h>
      <text:list xml:id="list7505779880526172391" text:style-name="L14">
        <text:list-item>
          <text:p text:style-name="P76"><text:span text:style-name="T56">When the doer (</text:span><text:span text:style-name="T54">деятель</text:span><text:span text:style-name="T56">) of the action is not known / is of no importance (</text:span><text:span text:style-name="T57">не важен</text:span><text:span text:style-name="T56">)</text:span><text:span text:style-name="T76">:</text:span></text:p>
          <text:p text:style-name="P68">E.g.<text:tab/>Rice is grown in India.</text:p>
          <text:p text:style-name="P68">E.g.<text:tab/>Cheese is made of/from milk.</text:p>
          <text:p text:style-name="P76"><text:span text:style-name="T76">E.g.<text:tab/>These ancient manuscripts were found many centuries ago.</text:span></text:p>
        </text:list-item>
        <text:list-item>
          <text:p text:style-name="P76"><text:span text:style-name="T76">P</text:span><text:span text:style-name="T56">hrase stress (</text:span><text:span text:style-name="T58">Фразовые ударения</text:span><text:span text:style-name="T56">)</text:span><text:span text:style-name="T76">:</text:span></text:p>
          <text:p text:style-name="P76"><text:span text:style-name="T76">E.g.<text:tab/>NB! This picture was taken by my dad, that one was taken by me (Эту фотографию сделал мой папа, а ту фотографию — я).</text:span></text:p>
        </text:list-item>
      </text:list>
      <text:h text:style-name="P93" text:outline-level="2"><text:soft-page-break/><text:span text:style-name="T77">Verbs</text:span> <text:span text:style-name="T77">that can’t be use in Passive Voice</text:span></text:h>
      <text:p text:style-name="P70">All <text:span text:style-name="T27">intransitive verbs</text:span> can't be used in Passive. Transitive: raise, lay. Intransitive: rise, sit, lie.</text:p>
      <text:list xml:id="list6393970851168936515" text:style-name="L15">
        <text:list-item>
          <text:p text:style-name="P69">to happen CAN'T BE USED;</text:p>
        </text:list-item>
        <text:list-item>
          <text:p text:style-name="P69">to die CAN'T BE USED;</text:p>
        </text:list-item>
        <text:list-item>
          <text:p text:style-name="P69">to agree with CAN'T BE USED;</text:p>
        </text:list-item>
        <text:list-item>
          <text:p text:style-name="P69">to fall CAN'T BE USED;</text:p>
        </text:list-item>
        <text:list-item>
          <text:p text:style-name="P69">to rain, to snow CAN'T BE USED;</text:p>
        </text:list-item>
        <text:list-item>
          <text:p text:style-name="P69">to exist CAN'T BE USED;</text:p>
        </text:list-item>
        <text:list-item>
          <text:p text:style-name="P69">to stand somewhere CAN'T BE USED;</text:p>
        </text:list-item>
        <text:list-item>
          <text:p text:style-name="P69">to seem CAN'T BE USED;</text:p>
        </text:list-item>
        <text:list-item>
          <text:p text:style-name="P69">to appear CAN'T BE USED;</text:p>
        </text:list-item>
        <text:list-item>
          <text:p text:style-name="P69">to succeed (in doing smth) CAN'T BE USED;</text:p>
        </text:list-item>
        <text:list-item>
          <text:p text:style-name="P77">t<text:span text:style-name="T77">o travel CAN'T BE USED;</text:span></text:p>
        </text:list-item>
        <text:list-item>
          <text:p text:style-name="P69">to come CAN'T BE USED;</text:p>
        </text:list-item>
        <text:list-item>
          <text:p text:style-name="P77"><text:span text:style-name="T77">to walk (гулять) CAN'T BE USED;</text:span></text:p>
        </text:list-item>
        <text:list-item>
          <text:p text:style-name="P69">to arrive CAN'T BE USED;</text:p>
        </text:list-item>
        <text:list-item>
          <text:p text:style-name="P77"><text:span text:style-name="T77">to matter CAN'T BE USED;</text:span></text:p>
        </text:list-item>
      </text:list>
      <text:h text:style-name="P93" text:outline-level="2">The Passive Voice of Models</text:h>
      <text:list xml:id="list6086503308168338943" text:style-name="L16">
        <text:list-item>
          <text:p text:style-name="P71">Children 'should be taught to respect' their elders (should = ought to). //indefinite passive infinitive</text:p>
        </text:list-item>
        <text:list-item>
          <text:p text:style-name="P71">This book 'had better be returned' to the library before Friday (Эту книгу лучше вернуть в библиотеку до пятницы). <text:s/>//had better = should</text:p>
        </text:list-item>
        <text:list-item>
          <text:p text:style-name="P71">Marry 'has to be told' about our change in plans. have to = must</text:p>
        </text:list-item>
        <text:list-item>
          <text:p text:style-name="P71">The letter 'should have been sent' last week<text:span text:style-name="T78">.</text:span> <text:span text:style-name="T79">(Письмо следовало бы послать на прошлой неделе)</text:span> (<text:span text:style-name="T79">Желаемое действие выполнено не было</text:span>)</text:p>
        </text:list-item>
        <text:list-item>
          <text:p text:style-name="P71">This house 'must have been built' over 200 years ago. <text:span text:style-name="T80">(Должно быть этот дом был построен более двухсот лет назад)</text:span> (Предположение, граничащее с уверенностью).</text:p>
        </text:list-item>
        <text:list-item>
          <text:p text:style-name="P71">She must be at home. <text:span text:style-name="T80">(Должно быть она дома).</text:span></text:p>
        </text:list-item>
      </text:list>
      <text:h text:style-name="Heading_20_2" text:outline-level="2">Stative Passive</text:h>
      <text:p text:style-name="P86"><text:span text:style-name="T6">When the </text:span><text:span text:style-name="T7">passive</text:span><text:span text:style-name="T6"> form is used to describe an existing situation or state, as in (c), (f) and (i), it is called the </text:span><text:span text:style-name="T9">“</text:span><text:span text:style-name="T5">stative</text:span><text:span text:style-name="T6"> passive”. In the </text:span><text:span text:style-name="T8">stative</text:span><text:span text:style-name="T6"> passive:</text:span></text:p>
      <text:list xml:id="list9018846898719276309" text:style-name="L17">
        <text:list-item>
          <text:p text:style-name="P87"><text:span text:style-name="T6">No action is taking place; the action happened earlier;</text:span></text:p>
        </text:list-item>
        <text:list-item>
          <text:p text:style-name="P79">There is no by-phrase;</text:p>
        </text:list-item>
        <text:list-item>
          <text:p text:style-name="P79">The past participle functions as an adjective;</text:p>
        </text:list-item>
      </text:list>
      <text:h text:style-name="P116" text:outline-level="3">Examples</text:h>
      <text:p text:style-name="P78"><text:span text:style-name="T81">E.g.<text:tab/></text:span>Now the door 'is locked'.</text:p>
      <text:p text:style-name="P78"><text:soft-page-break/><text:span text:style-name="T81">E.g.<text:tab/></text:span>I 'am interested in' Chinese art.</text:p>
      <text:p text:style-name="P78"><text:span text:style-name="T81">E.g.<text:tab/></text:span>He is satisfied with his job.</text:p>
      <text:p text:style-name="P78"><text:span text:style-name="T81">E.g.<text:tab/></text:span>Ann is married to Alex.</text:p>
      <text:h text:style-name="Heading_20_2" text:outline-level="2">Causative Passive Construction</text:h>
      <text:p text:style-name="P89"><text:span text:style-name="T11">to have smth done...</text:span><text:span text:style-name="T14"> </text:span><text:span text:style-name="T2">(</text:span><text:span text:style-name="T15">действие выполняется за вас</text:span><text:span text:style-name="T2">)</text:span></text:p>
      <text:p text:style-name="P88"><text:span text:style-name="T13">E.g.<text:tab/></text:span><text:span text:style-name="T6">We have had our car </text:span><text:span text:style-name="T10">repaired</text:span><text:span text:style-name="T6">.</text:span></text:p>
      <text:p text:style-name="P90"><text:span text:style-name="T6">E.</text:span><text:span text:style-name="T5">g.<text:tab/>I had my blood pressure taken.</text:span></text:p>
      <text:h text:style-name="P92" text:outline-level="1">Patterns of Condition<text:span text:style-name="T50">als</text:span></text:h>
      <text:h text:style-name="P94" text:outline-level="2">Conditional One</text:h>
      <text:p text:style-name="P13">Реальное условие по отношению к будущему</text:p>
      <text:p text:style-name="P13"><text:span text:style-name="T60">E.</text:span>g.<text:tab/>If I <text:span text:style-name="T27">have</text:span> time, I <text:span text:style-name="T27">will go out</text:span> with my friends.</text:p>
      <text:h text:style-name="P94" text:outline-level="2">Conditional Two</text:h>
      <text:p text:style-name="P13">Нереальное условие по отношению к настоящему.</text:p>
      <text:p text:style-name="P13">E.g.<text:tab/>If I <text:span text:style-name="T27">had</text:span> time, I <text:span text:style-name="T27">would go out</text:span> with my friends.</text:p>
      <text:h text:style-name="P94" text:outline-level="2">Conditional Three</text:h>
      <text:p text:style-name="P32">Нереальное условие по отношению к прошлому.</text:p>
      <text:p text:style-name="P32"><text:span text:style-name="T60">E.</text:span>g.<text:tab/>If I <text:span text:style-name="T27">had had</text:span> time, I would <text:span text:style-name="T27">have gone out</text:span> with my friends.</text:p>
      <text:h text:style-name="P94" text:outline-level="2">Mixed Conditional</text:h>
      <text:p text:style-name="P29"><text:span text:style-name="T18">NOTICE! </text:span><text:span text:style-name="T19">Only </text:span><text:span text:style-name="T20">2 – 3 and 3 – 2.</text:span></text:p>
      <text:p text:style-name="P14">E.g.<text:tab/>If I <text:span text:style-name="T27">were not</text:span> so careless, I <text:span text:style-name="T27">would have done</text:span> my homework beforehand (заранее).</text:p>
      <text:p text:style-name="P15">E.g.<text:tab/>If I <text:span text:style-name="T32">had done</text:span><text:span text:style-name="T48"> my homework yesterday, I </text:span><text:span text:style-name="T32">would be</text:span><text:span text:style-name="T48"> free now.</text:span></text:p>
      <text:h text:style-name="P93" text:outline-level="2"><text:span text:style-name="T61">Omitting</text:span> <text:span text:style-name="T3">(упущенный)</text:span> <text:span text:style-name="T61">IF</text:span></text:h>
      <text:p text:style-name="P1">E.g.<text:tab/>Were I you, I wouldn’t do that. - If I were you I wouldn’t do that.</text:p>
      <text:p text:style-name="P1">E.g.<text:tab/>Had I known, I would have told you. - If I had known I would have told you.</text:p>
      <text:p text:style-name="P2">E.g.<text:tab/>Should anyone call, please take a message. - <text:span text:style-name="T4">Please take a message if anyone should call</text:span></text:p>
      <text:p text:style-name="P2">E.g.<text:tab/><text:span text:style-name="T4">Had</text:span> I <text:span text:style-name="T4">been </text:span>more intelligent, I would have enrolled in our department when studying here was free.</text:p>
      <text:h text:style-name="P95" text:outline-level="2">Implied <text:span text:style-name="T62">(скрытый)</text:span> Condition</text:h>
      <text:p text:style-name="P28"><text:span text:style-name="T18">NOTICE! </text:span><text:span text:style-name="T19">Only for </text:span><text:span text:style-name="T22">Conditional T</text:span><text:span text:style-name="T23">hree</text:span><text:span text:style-name="T19"> </text:span><text:span text:style-name="T21">and </text:span><text:span text:style-name="T24">Conditional Two</text:span><text:span text:style-name="T21">.</text:span></text:p>
      <text:p text:style-name="P3">E.g.<text:tab/>I would have gone with you, <text:span text:style-name="T16">(if I hadn’t had to study)</text:span> but I had to study.</text:p>
      <text:p text:style-name="P4">E.g.<text:tab/>I never would have succeeded without your help <text:span text:style-name="T17">(if you hadn’t helped me)</text:span>.</text:p>
      <text:p text:style-name="P16">E.g.<text:tab/>I would have done my homework <text:span text:style-name="T25">(if I had enough time)</text:span>, but I didn’t have time.</text:p>
      <text:p text:style-name="P17">E.g.<text:tab/>I would help you, but I need to go.</text:p>
      <text:h text:style-name="P96" text:outline-level="2">Using AS IF / AS THOUGH</text:h>
      <text:p text:style-name="P33"><text:span text:style-name="T63">E.</text:span>g.<text:tab/>It looks <text:span text:style-name="T27">like</text:span> rain. - It looks <text:span text:style-name="T27">as if</text:span> it is going to rain. - It looks <text:span text:style-name="T27">as though</text:span> it is going to rain.</text:p>
      <text:p text:style-name="P34">E.g.<text:tab/>You always talk to him <text:span text:style-name="T27">as if</text:span> he were a child. He is <text:span text:style-name="T27">not</text:span> a child. He is almost 20.</text:p>
      <text:p text:style-name="P5">E.g.<text:tab/><text:span text:style-name="T26">When she </text:span><text:span text:style-name="T28">came</text:span><text:span text:style-name="T26"> in from the rainstorm, she looked </text:span><text:span text:style-name="T41">as if</text:span><text:span text:style-name="T26"> she </text:span><text:span text:style-name="T28">had taken</text:span><text:span text:style-name="T26"> a shower with her clothes on (Прошедшее время).</text:span></text:p>
      <text:p text:style-name="P7">E.g.<text:tab/>I <text:span text:style-name="T39">feel terrible. I </text:span><text:span text:style-name="T29">feel</text:span><text:span text:style-name="T39"> as if I </text:span><text:span text:style-name="T29">had been run</text:span><text:span text:style-name="T39"> over by a ten-ton truck (Законченность действия). </text:span></text:p>
      <text:p text:style-name="P6">E.g.<text:tab/>She spoke as if she <text:span text:style-name="T27">wouldn’t be</text:span> here <text:span text:style-name="T38">(She </text:span><text:span text:style-name="T30">will be</text:span><text:span text:style-name="T38"> here).</text:span></text:p>
      <text:p text:style-name="P7">E.g.<text:tab/>She speaks English as if English <text:span text:style-name="T31">were</text:span> her native <text:span text:style-name="T43">tongue (Настоящее время).</text:span></text:p>
      <text:h text:style-name="P97" text:outline-level="2"><text:soft-page-break/><text:span text:style-name="T49">I WISH</text:span> <text:span text:style-name="T44">(жаль, что)</text:span></text:h>
      <text:p text:style-name="P35"><text:span text:style-name="T64">E.g.<text:tab/>I wish it </text:span><text:span text:style-name="T33">were</text:span><text:span text:style-name="T64"> summer (Жаль, что </text:span><text:span text:style-name="T33">сейчас</text:span><text:span text:style-name="T64"> </text:span><text:span text:style-name="T33">не</text:span><text:span text:style-name="T64"> лето).</text:span></text:p>
      <text:p text:style-name="P8">E.g.<text:tab/>I wish he <text:span text:style-name="T27">had helped</text:span> me <text:span text:style-name="T27">yesterday</text:span> <text:span text:style-name="T45">(Жаль, что он </text:span><text:span text:style-name="T34">не</text:span><text:span text:style-name="T45"> помог мне </text:span><text:span text:style-name="T34">вчера</text:span><text:span text:style-name="T45">)</text:span>.</text:p>
      <text:p text:style-name="P9">E.g.<text:tab/>I wish it <text:span text:style-name="T27">would be</text:span> Sunday <text:span text:style-name="T27">tomorrow</text:span> (Жаль, что <text:span text:style-name="T27">завтра</text:span> <text:span text:style-name="T27">не</text:span> воскресенье).</text:p>
      <text:p text:style-name="P10">E.g.<text:tab/>I wish I <text:span text:style-name="T27">could come</text:span> to you tomorrow (Жаль, что я не смогу придти к тебе <text:span text:style-name="T27">завтра</text:span>).</text:p>
      <text:p text:style-name="P11">E.g.<text:tab/>I <text:span text:style-name="T27">wished</text:span> I <text:span text:style-name="T27">had set</text:span> my alarm clock (Я <text:span text:style-name="T27">пожалел</text:span>, что <text:span text:style-name="T27">не</text:span> завел будильник).</text:p>
      <text:p text:style-name="P12">E.g.<text:tab/>I wish it <text:span text:style-name="T40">were</text:span><text:span text:style-name="T27"> not</text:span> Monday (Жаль, что сейчас понедельник).</text:p>
      <text:p text:style-name="P18">E.g.<text:tab/>I wish he had <text:span text:style-name="T27">not</text:span> come to me (Жаль, что он пришел ко мне).</text:p>
      <text:h text:style-name="P98" text:outline-level="2">BUT FOR <text:span text:style-name="T51">(если бы не)</text:span></text:h>
      <text:p text:style-name="P22">But for the lack of…</text:p>
      <text:p text:style-name="P22">E.g.<text:tab/>But for you help, I <text:span text:style-name="T27">wouldn’t have been able to</text:span> cope with this task <text:span text:style-name="T65">(Если бы не твоя помощь, я бы не смог справиться с заданием).</text:span></text:p>
      <text:p text:style-name="P19">E.g.<text:tab/>But for the high requirement of Google, Nick Lebedev <text:span text:style-name="T27">would be working</text:span> now in Google <text:span text:style-name="T66">(Если бы Google не предъявляла такие высокие требования, Николай Лебедев бы сейчас работал там)</text:span>.</text:p>
      <text:h text:style-name="P99" text:outline-level="2">IT IS TIME SMB – DID SMTH (давно <text:span text:style-name="T67">БЫ</text:span> пора)</text:h>
      <text:p text:style-name="P20">It’s high time we <text:span text:style-name="T27">were</text:span> at home (Давно бы пора нам быть дома).</text:p>
      <text:p text:style-name="P21">I / He / She / It – <text:span text:style-name="T27">WAS</text:span> instead of WERE.</text:p>
      <text:h text:style-name="P100" text:outline-level="2">Subjun<text:span text:style-name="T46">c</text:span>tive <text:span text:style-name="T47">In Noun Clauses</text:span></text:h>
      <text:p text:style-name="P23">We can use subjunctive in noun clauses (отвечает на вопрос «что?») in order to stress importance or urgency. In American English we use <text:span text:style-name="T52">bare infinitive (голый инфинитив)</text:span><text:span text:style-name="T53">, in British English we use </text:span><text:span text:style-name="T52">should +</text:span><text:span text:style-name="T53"> </text:span><text:span text:style-name="T52">bare infinitive.</text:span></text:p>
      <text:p text:style-name="P37"><text:span text:style-name="T47">T</text:span>he teacher demands that we <text:span text:style-name="T27">be</text:span><text:span text:style-name="T40"> on time (Учитель требует, чтобы мы были вовремя (</text:span><text:span text:style-name="T42">н</text:span><text:span text:style-name="T40">о мы не бываем вовремя)).</text:span></text:p>
      <text:p text:style-name="P24"><text:span text:style-name="T40">I </text:span><text:span text:style-name="T27">insisted</text:span><text:span text:style-name="T40"> that he </text:span><text:span text:style-name="T27">pay</text:span><text:span text:style-name="T40"> me the money.</text:span></text:p>
      <text:p text:style-name="P24"><text:span text:style-name="T40">I </text:span><text:span text:style-name="T27">recommended </text:span><text:span text:style-name="T40">that she </text:span><text:span text:style-name="T27">not go</text:span><text:span text:style-name="T40"> to the concert.</text:span></text:p>
      <text:p text:style-name="P25"><text:span text:style-name="T40">It </text:span>is important <text:span text:style-name="T40">that they </text:span>be told <text:span text:style-name="T40">the truth.</text:span></text:p>
      <text:p text:style-name="P26"><text:span text:style-name="T55">For the following verbs</text:span><text:span text:style-name="T40">: advise (that), ask (that), demand (that), insist (that), propose (that), recommended (that), request (that), suggest (that), it is essential (that), it is imperative (that), it is important (that), it is critical (that), it is necessary (that), it is vital (that).</text:span></text:p>
      <text:p text:style-name="P27"><text:span text:style-name="T40">I do </text:span>whatever<text:span text:style-name="T40"> I want to do, go </text:span>wherever<text:span text:style-name="T40"> I want to go, get up </text:span>whenever<text:span text:style-name="T40"> I want to get up, make friends with </text:span>whoever<text:span text:style-name="T40"> I meet, and dress </text:span><text:span text:style-name="T59">however</text:span><text:span text:style-name="T40"> I p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2"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00%" fo:text-indent="0in" style:auto-text-indent="false" style:page-number="auto" style:writing-mode="page">
        <style:tab-stops/>
      </style:paragraph-properties>
      <style:text-properties style:font-name="Times New Roman" fo:font-family="'Times New Roman'" style:font-style-name="Обычный" style:font-family-generic="roman" style:font-pitch="variable" fo:font-size="12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top="0in" fo:margin-bottom="0in" loext:contextual-spacing="false" fo:line-height="150%" style:page-number="auto" style:shadow="none" style:writing-mode="page">
        <style:tab-stops/>
      </style:paragraph-properties>
      <style:text-properties fo:color="#0000cc" style:font-name="Times New Roman1" fo:font-family="'Times New Roman'" style:font-style-name="Полужирный" style:font-family-generic="roman"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in" fo:margin-bottom="0in" loext:contextual-spacing="false" fo:line-height="150%" style:writing-mode="page"/>
      <style:text-properties style:font-name="Times New Roman1"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in" fo:margin-bottom="0in" loext:contextual-spacing="false" fo:line-height="150%" style:writing-mode="page"/>
      <style:text-properties style:font-name="Times New Roman2" fo:font-family="'Times New Roman'" style:font-style-name="Курсив" style:font-family-generic="roman" style:font-pitch="variable" fo:font-size="14pt" fo:font-style="italic" fo:font-weight="normal"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1T11:21:07.799000000</meta:creation-date>
    <dc:date>2016-10-02T14:57:01.201765773</dc:date>
    <meta:editing-duration>PT5H10M7S</meta:editing-duration>
    <meta:editing-cycles>309</meta:editing-cycles>
    <meta:generator>LibreOffice/5.2.2.2$Linux_X86_64 LibreOffice_project/20m0$Build-2</meta:generator>
    <meta:document-statistic meta:table-count="1" meta:image-count="0" meta:object-count="0" meta:page-count="9" meta:paragraph-count="263" meta:word-count="2641" meta:character-count="13835" meta:non-whitespace-character-count="11519"/>
  </office:meta>
</office:document-meta>
</file>